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6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3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9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5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8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61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9:55:21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7T19:55:21.80</dc:date>
    <meta:editing-duration>PT1H5M14S</meta:editing-duration>
    <meta:editing-cycles>15</meta:editing-cycles>
    <meta:generator>OpenOffice/4.1.1$Win32 OpenOffice.org_project/411m6$Build-9775</meta:generator>
    <meta:document-statistic meta:table-count="1" meta:cell-count="4180" meta:object-count="0"/>
  </office:meta>
</office:document-meta>
</file>